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46A9F228148B0200B1.png" manifest:media-type="image/png"/>
  <manifest:file-entry manifest:full-path="Pictures/10000000000004B2000002431F5FC309EE910A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24cm, 5.724cm, 0.764cm, 0.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</draw:page>
      <draw:page draw:name="page2" draw:style-name="dp1" draw:master-page-name="Default">
        <draw:frame draw:style-name="gr5" draw:text-style-name="P2" draw:layer="layout" svg:width="25.907cm" svg:height="16.382cm" svg:x="1.27cm" svg:y="1.525cm">
          <draw:image xlink:href="Pictures/10000000000004B200000346A9F228148B0200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7T10:12:40.861904559</dc:date>
    <meta:editing-duration>P1DT3H46M36S</meta:editing-duration>
    <meta:editing-cycles>59</meta:editing-cycles>
    <meta:generator>LibreOffice/6.0.7.3$Linux_X86_64 LibreOffice_project/00m0$Build-3</meta:generator>
    <meta:document-statistic meta:object-count="5"/>
  </office:meta>
</office:document-meta>
</file>